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01c4a8" style:font-weight-asian="normal" style:font-weight-complex="normal"/>
    </style:style>
    <style:style style:name="P2" style:family="paragraph" style:parent-style-name="Preformatted_20_Text">
      <style:text-properties fo:font-weight="bold" officeooo:paragraph-rsid="0001c4a8" style:font-weight-asian="bold" style:font-weight-complex="bold"/>
    </style:style>
    <style:style style:name="P3" style:family="paragraph" style:parent-style-name="Preformatted_20_Text">
      <style:text-properties officeooo:paragraph-rsid="0001c4a8"/>
    </style:style>
    <style:style style:name="P4" style:family="paragraph" style:parent-style-name="Preformatted_20_Text">
      <style:text-properties fo:font-weight="normal" officeooo:paragraph-rsid="0001c4a8" style:font-weight-asian="normal" style:font-weight-complex="normal"/>
    </style:style>
    <style:style style:name="P5" style:family="paragraph" style:parent-style-name="Preformatted_20_Text">
      <style:text-properties fo:font-weight="normal" officeooo:paragraph-rsid="0003b28f" style:font-weight-asian="normal" style:font-weight-complex="normal"/>
    </style:style>
    <style:style style:name="P6" style:family="paragraph" style:parent-style-name="Preformatted_20_Text">
      <style:text-properties fo:font-weight="bold" officeooo:paragraph-rsid="0001c4a8" style:font-weight-asian="bold" style:font-weight-complex="bold"/>
    </style:style>
    <style:style style:name="P7" style:family="paragraph" style:parent-style-name="Preformatted_20_Text">
      <style:text-properties fo:font-weight="bold" officeooo:rsid="0001f148" officeooo:paragraph-rsid="0001f148" style:font-weight-asian="bold" style:font-weight-complex="bold"/>
    </style:style>
    <style:style style:name="T1" style:family="text">
      <style:text-properties officeooo:rsid="0011eeea"/>
    </style:style>
    <style:style style:name="T2" style:family="text">
      <style:text-properties officeooo:rsid="0001f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RACIÓN BÁSICA</text:p>
      <text:p text:style-name="P2"/>
      <text:p text:style-name="P2">Ejercicios</text:p>
      <text:p text:style-name="P2">1. ¿Cómo ejecutamos un archivo que se llama exactamente como un builtin?</text:p>
      <text:p text:style-name="P3"/>
      <text:p text:style-name="P3"><text:span text:style-name="T1">Deberíamos especificar su ruta absoluta o relativa. Por ejemplo, para ejecutar un programa llamado cd, deberíamos ingresar </text:span><text:span text:style-name="Source_20_Text"><text:span text:style-name="T1">./cd</text:span></text:span><text:span text:style-name="T1">, si </text:span><text:span text:style-name="Source_20_Text"><text:span text:style-name="T1">cd</text:span></text:span><text:span text:style-name="T1"> se encontrara en el directorio actual. De esa manera se distingue del comando interno.</text:span></text:p>
      <text:p text:style-name="P3"/>
      <text:p text:style-name="P2">2. ¿Por qué las recomendaciones de seguridad indican que es peligroso tener ./ en PATH al más puro</text:p>
      <text:p text:style-name="P2">estilo DOS?</text:p>
      <text:p text:style-name="P2"/>
      <text:p text:style-name="P1">Porque da acceso directo al directorio raíz, desde donde se puede acceder a cualquier otro directorio aunque los permisos de usuario estén limitados.</text:p>
      <text:p text:style-name="P2"/>
      <text:p text:style-name="P2">3. Supongamos que existen 2 comandos posibles dentro de la secuencia que contiene PATH, donde el primero en la secuencia no está marcado como ejecutable y el segundo si. ¿Qué hace el intérprete bash, ejecuta el segundo o informa que el primero no tiene permiso de ejecución? (incorporen esta semántica a baash)</text:p>
      <text:p text:style-name="P2"/>
      <text:p text:style-name="P1">En este caso el bash informa que <text:span text:style-name="T1">el</text:span> primer comando no se encuentra (no tiene permiso de ejecución) y por ende no muestra nada del primero, y luego muestra el segundo.</text:p>
      <text:p text:style-name="P3"/>
      <text:p text:style-name="P2">4. Indique qué sucede cuando se tiene un directorio en el pwd actual con el mismo nombre que un archivo ejecutable en el PATH. ¿Dice que no puede ejecutar un directorio o ejecuta el comando que encontró? (sigan esta forma en baash)</text:p>
      <text:p text:style-name="P3"/>
      <text:p text:style-name="P3">Ejecuta el comando que encontró en PATH porque no es necesario especificarle ruta.</text:p>
      <text:p text:style-name="P3"/>
      <text:p text:style-name="P2">5. Obtengan la lógica más sencilla que unifique los tres tipos de búsqueda.</text:p>
      <text:p text:style-name="P2">6. ¿Podemos poner directorios relativos en PATH? (hagan lo propio con baash)</text:p>
      <text:p text:style-name="P2"/>
      <text:p text:style-name="P1">Sí se pueden poner directorios relativos en PATH aunque no es conveniente, ya que la idea de esta variable de entorno es poder acceder directamente a los programas más importantes, independientemente del directorio actual en el que el shell se encuentre posicionado.</text:p>
      <text:p text:style-name="P1"/>
      <text:p text:style-name="P1"/>
      <text:p text:style-name="P7">PROCESOS EN SEGUNDO PLANO</text:p>
      <text:p text:style-name="P2"/>
      <text:p text:style-name="P2">Ejercicios</text:p>
      <text:p text:style-name="P2">1. Investiguen cuales son los comandos internos para manejo de procesos en background de bash.</text:p>
      <text:p text:style-name="P1"/>
      <text:p text:style-name="P1">Algunos de los comando<text:span text:style-name="T2">S</text:span> para el manejo de los procesos en background son &amp;. Por ejemplo: <text:span text:style-name="Source_20_Text">$ sleep 5 &amp;</text:span>. Luego de ejecutar el comando sleep, el intérprete devuelve inmediatamente su indicador de listo ($), podemos ejecutar otros sin que haya finalizado el sleep. Otros comandos son: fg (lleva el proceso a foreground) y bg (lleva el proceso a background).</text:p>
      <text:p text:style-name="P2"/>
      <text:p text:style-name="P2">2. En el ejemplo de arriba el operador '&amp;' funciona como operador de composición paralela. Hay un operador de composición secuencial en Bourne shell. ¿Cuál es?</text:p>
      <text:p text:style-name="P2"/>
      <text:p text:style-name="P1"><text:span text:style-name="Source_20_Text">&amp;&amp;</text:span> permite hacer composición secuencial de comandos hasta que alguno falle, a partir del cual los subsiguientes comandos no se ejecutan. <text:span text:style-name="Source_20_Text">||</text:span> permite hacer composición secuencial de comandos hasta que alguno no falle.</text:p>
      <text:p text:style-name="P2"/>
      <text:p text:style-name="P2">3. Investiguen como bash forma el árbol de procesos cuando ejecutamos cmd1 &amp; cmd2 &amp; cmd3 &amp; ... &amp; cmdN. Piensen la respuesta y luego utilicen pstree para corroborarla. Apliquen losresultados de su observación a baash.</text:p>
      <text:p text:style-name="P2"/>
      <text:p text:style-name="P2"><text:soft-page-break/>4. Indique cuantas letras 'a' debería imprimir el siguiente programa:</text:p>
      <text:p text:style-name="P2">fork();</text:p>
      <text:p text:style-name="P2">fork();</text:p>
      <text:p text:style-name="P2">fork();</text:p>
      <text:p text:style-name="P2">printf("a");</text:p>
      <text:p text:style-name="P2"/>
      <text:p text:style-name="P5">Del primer fork salen 2 “a” ya que se crea una copia.<text:line-break/>Del segundo fork salen 2 mas “a” uno del original y otro por la copia que crea el primer fork.<text:line-break/>Del tercero se imprimen 2 por cada uno, o sea 4 veces.<text:line-break/>En total se imprimen 8 “a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9:24:49.368832857</meta:creation-date>
    <dc:date>2019-07-03T19:32:09.883253864</dc:date>
    <meta:editing-duration>PT5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536" meta:character-count="3187" meta:non-whitespace-character-count="2678"/>
  </office:meta>
</office:document-meta>
</file>